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大項目</text:p>
          </table:table-cell>
          <table:table-cell office:value-type="string">
            <text:p>中項目</text:p>
          </table:table-cell>
          <table:table-cell office:value-type="string">
            <text:p>小項目</text:p>
          </table:table-cell>
          <table:table-cell/>
        </table:table-row>
        <table:table-row table:style-name="ro1">
          <table:table-cell/>
          <table:table-cell office:value-type="string">
            <text:p>差動駆動型ロボット</text:p>
          </table:table-cell>
          <table:table-cell office:value-type="string">
            <text:p>位置センサ製作</text:p>
          </table:table-cell>
          <table:table-cell office:value-type="string">
            <text:p>絶対座標系を相対座標系に変換</text:p>
          </table:table-cell>
          <table:table-cell office:value-type="string">
            <text:p>p114</text:p>
          </table:table-cell>
        </table:table-row>
        <table:table-row table:style-name="ro1">
          <table:table-cell table:number-columns-repeated="3"/>
          <table:table-cell office:value-type="string">
            <text:p>直行座標系を極座標系に変換</text:p>
          </table:table-cell>
          <table:table-cell office:value-type="string">
            <text:p>p117</text:p>
          </table:table-cell>
        </table:table-row>
        <table:table-row table:style-name="ro1">
          <table:table-cell table:number-columns-repeated="2"/>
          <table:table-cell office:value-type="string">
            <text:p>探索と接近</text:p>
          </table:table-cell>
          <table:table-cell/>
          <table:table-cell office:value-type="string">
            <text:p>p119</text:p>
          </table:table-cell>
        </table:table-row>
        <table:table-row table:style-name="ro1">
          <table:table-cell table:number-columns-repeated="2"/>
          <table:table-cell office:value-type="string">
            <text:p>自己位置推定</text:p>
          </table:table-cell>
          <table:table-cell office:value-type="string">
            <text:p>距離利用</text:p>
          </table:table-cell>
          <table:table-cell office:value-type="string">
            <text:p>p121</text:p>
          </table:table-cell>
        </table:table-row>
        <table:table-row table:style-name="ro1">
          <table:table-cell table:number-columns-repeated="3"/>
          <table:table-cell office:value-type="string">
            <text:p>角度利用</text:p>
          </table:table-cell>
          <table:table-cell office:value-type="string">
            <text:p>p123</text:p>
          </table:table-cell>
        </table:table-row>
        <table:table-row table:style-name="ro1">
          <table:table-cell table:number-columns-repeated="2"/>
          <table:table-cell office:value-type="string">
            <text:p>車輪回転速度とロボット速度との関係</text:p>
          </table:table-cell>
          <table:table-cell/>
          <table:table-cell office:value-type="string">
            <text:p>p125</text:p>
          </table:table-cell>
        </table:table-row>
        <table:table-row table:style-name="ro1">
          <table:table-cell table:number-columns-repeated="2"/>
          <table:table-cell office:value-type="string">
            <text:p>dead recokoning</text:p>
          </table:table-cell>
          <table:table-cell office:value-type="string">
            <text:p>内視センサによる自己位置推定</text:p>
          </table:table-cell>
          <table:table-cell office:value-type="string">
            <text:p>p125</text:p>
          </table:table-cell>
        </table:table-row>
        <table:table-row table:style-name="ro2">
          <table:table-cell/>
          <table:table-cell office:value-type="string">
            <text:p>全方向移動型ロボット</text:p>
          </table:table-cell>
          <table:table-cell office:value-type="string">
            <text:p>古典制御</text:p>
          </table:table-cell>
          <table:table-cell office:value-type="string">
            <text:p>P制御</text:p>
          </table:table-cell>
          <table:table-cell office:value-type="string">
            <text:p>p134</text:p>
          </table:table-cell>
        </table:table-row>
        <table:table-row table:style-name="ro2">
          <table:table-cell table:number-columns-repeated="3"/>
          <table:table-cell office:value-type="string">
            <text:p>PI制御</text:p>
          </table:table-cell>
          <table:table-cell office:value-type="string">
            <text:p>p135</text:p>
          </table:table-cell>
        </table:table-row>
        <table:table-row table:style-name="ro2">
          <table:table-cell table:number-columns-repeated="3"/>
          <table:table-cell office:value-type="string">
            <text:p>PID制御</text:p>
          </table:table-cell>
          <table:table-cell office:value-type="string">
            <text:p>p136</text:p>
          </table:table-cell>
        </table:table-row>
        <table:table-row table:style-name="ro1">
          <table:table-cell table:number-columns-repeated="2"/>
          <table:table-cell table:style-name="ce1" office:value-type="string">
            <text:p>全方向移動型ロボットの運動学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ロボットアーム</text:p>
          </table:table-cell>
          <table:table-cell office:value-type="string">
            <text:p>関節角度と先端角度の関係</text:p>
          </table:table-cell>
          <table:table-cell office:value-type="string">
            <text:p>回転行列</text:p>
          </table:table-cell>
          <table:table-cell office:value-type="string">
            <text:p>p147</text:p>
          </table:table-cell>
        </table:table-row>
        <table:table-row table:style-name="ro1">
          <table:table-cell table:number-columns-repeated="3"/>
          <table:table-cell office:value-type="string">
            <text:p>有顔ベクトル</text:p>
          </table:table-cell>
          <table:table-cell office:value-type="string">
            <text:p>p148</text:p>
          </table:table-cell>
        </table:table-row>
        <table:table-row table:style-name="ro1">
          <table:table-cell table:number-columns-repeated="3"/>
          <table:table-cell office:value-type="string">
            <text:p>ロール・ピッチ・ヨー角（絶対座標系）</text:p>
          </table:table-cell>
          <table:table-cell office:value-type="string">
            <text:p>p148</text:p>
          </table:table-cell>
        </table:table-row>
        <table:table-row table:style-name="ro1">
          <table:table-cell table:number-columns-repeated="3"/>
          <table:table-cell office:value-type="string">
            <text:p>オイラー角（相対座標系）</text:p>
          </table:table-cell>
          <table:table-cell office:value-type="string">
            <text:p>p150</text:p>
          </table:table-cell>
        </table:table-row>
        <table:table-row table:style-name="ro2">
          <table:table-cell table:number-columns-repeated="2"/>
          <table:table-cell office:value-type="string">
            <text:p>運動学（関節角度から手先位置と姿勢算出）</text:p>
          </table:table-cell>
          <table:table-cell office:value-type="string">
            <text:p>2自由度ロボットアームの運動学</text:p>
          </table:table-cell>
          <table:table-cell office:value-type="string">
            <text:p>p156</text:p>
          </table:table-cell>
        </table:table-row>
        <table:table-row table:style-name="ro2">
          <table:table-cell table:number-columns-repeated="3"/>
          <table:table-cell office:value-type="string">
            <text:p>3自由度ロボットアームの運動学</text:p>
          </table:table-cell>
          <table:table-cell office:value-type="string">
            <text:p>p158</text:p>
          </table:table-cell>
        </table:table-row>
        <table:table-row table:style-name="ro1">
          <table:table-cell table:number-columns-repeated="3"/>
          <table:table-cell table:style-name="ce1" office:value-type="string">
            <text:p>運動学の組み込み</text:p>
          </table:table-cell>
          <table:table-cell office:value-type="string">
            <text:p>p167</text:p>
          </table:table-cell>
        </table:table-row>
        <table:table-row table:style-name="ro1">
          <table:table-cell table:number-columns-repeated="3"/>
          <table:table-cell table:style-name="ce1" office:value-type="string">
            <text:p>位置・姿勢センサの組み込み</text:p>
          </table:table-cell>
          <table:table-cell office:value-type="string">
            <text:p>p168</text:p>
          </table:table-cell>
        </table:table-row>
        <table:table-row table:style-name="ro2">
          <table:table-cell table:number-columns-repeated="2"/>
          <table:table-cell office:value-type="string">
            <text:p>逆運動学(手先位置と姿勢を実現する関節角算出)</text:p>
          </table:table-cell>
          <table:table-cell office:value-type="string">
            <text:p>2自由度ロボットアームの逆運動学</text:p>
          </table:table-cell>
          <table:table-cell office:value-type="string">
            <text:p>p171</text:p>
          </table:table-cell>
        </table:table-row>
        <table:table-row table:style-name="ro2">
          <table:table-cell table:number-columns-repeated="3"/>
          <table:table-cell office:value-type="string">
            <text:p>3自由度ロボットアームの逆運動学</text:p>
          </table:table-cell>
          <table:table-cell office:value-type="string">
            <text:p>p173</text:p>
          </table:table-cell>
        </table:table-row>
        <table:table-row table:style-name="ro2">
          <table:table-cell table:number-columns-repeated="3"/>
          <table:table-cell office:value-type="string">
            <text:p>6自由度ロボットアームの逆運動学</text:p>
          </table:table-cell>
          <table:table-cell office:value-type="string">
            <text:p>p177</text:p>
          </table:table-cell>
        </table:table-row>
        <table:table-row table:style-name="ro2">
          <table:table-cell table:number-columns-repeated="3"/>
          <table:table-cell office:value-type="string">
            <text:p>3自由度ロボットアームの逆運動学の実装</text:p>
          </table:table-cell>
          <table:table-cell office:value-type="string">
            <text:p>p180</text:p>
          </table:table-cell>
        </table:table-row>
        <table:table-row table:style-name="ro2">
          <table:table-cell table:number-columns-repeated="2"/>
          <table:table-cell office:value-type="string">
            <text:p>関節角速度と先端速度の関係</text:p>
          </table:table-cell>
          <table:table-cell office:value-type="string">
            <text:p>Jacobi行列</text:p>
          </table:table-cell>
          <table:table-cell office:value-type="string">
            <text:p>p184</text:p>
          </table:table-cell>
        </table:table-row>
        <table:table-row table:style-name="ro2">
          <table:table-cell table:number-columns-repeated="3"/>
          <table:table-cell office:value-type="string">
            <text:p>逆Jacobi行列</text:p>
          </table:table-cell>
          <table:table-cell office:value-type="string">
            <text:p>p186</text:p>
          </table:table-cell>
        </table:table-row>
        <table:table-row table:style-name="ro1">
          <table:table-cell table:number-columns-repeated="3"/>
          <table:table-cell office:value-type="string">
            <text:p>特異点</text:p>
          </table:table-cell>
          <table:table-cell office:value-type="string">
            <text:p>p188</text:p>
          </table:table-cell>
        </table:table-row>
        <table:table-row table:style-name="ro2">
          <table:table-cell/>
          <table:table-cell office:value-type="string">
            <text:p>付録</text:p>
          </table:table-cell>
          <table:table-cell office:value-type="string">
            <text:p>0からの数学</text:p>
          </table:table-cell>
          <table:table-cell office:value-type="string">
            <text:p>空間行列とベクトル</text:p>
          </table:table-cell>
          <table:table-cell office:value-type="string">
            <text:p>p234</text:p>
          </table:table-cell>
        </table:table-row>
        <table:table-row table:style-name="ro1">
          <table:table-cell table:number-columns-repeated="3"/>
          <table:table-cell office:value-type="string">
            <text:p>内積（スカラー積）</text:p>
          </table:table-cell>
          <table:table-cell office:value-type="string">
            <text:p>p235</text:p>
          </table:table-cell>
        </table:table-row>
        <table:table-row table:style-name="ro1">
          <table:table-cell table:number-columns-repeated="3"/>
          <table:table-cell office:value-type="string">
            <text:p>外積（ベクトル積）</text:p>
          </table:table-cell>
          <table:table-cell office:value-type="string">
            <text:p>p236</text:p>
          </table:table-cell>
        </table:table-row>
        <table:table-row table:style-name="ro1">
          <table:table-cell table:number-columns-repeated="3"/>
          <table:table-cell office:value-type="string">
            <text:p>行列</text:p>
          </table:table-cell>
          <table:table-cell office:value-type="string">
            <text:p>p237</text:p>
          </table:table-cell>
        </table:table-row>
        <table:table-row table:style-name="ro1">
          <table:table-cell table:number-columns-repeated="3"/>
          <table:table-cell office:value-type="string">
            <text:p>三角関数</text:p>
          </table:table-cell>
          <table:table-cell office:value-type="string">
            <text:p>p239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脚型ロボット</text:p>
          </table:table-cell>
          <table:table-cell office:value-type="string">
            <text:p>4脚ロボッ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ヒューマイドロボット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2018/05/28</text:date>, <text:time>00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3S</meta:editing-duration>
    <meta:editing-cycles>8</meta:editing-cycles>
    <meta:generator>OpenOffice.org/3.4$Win32 OpenOffice.org_project/340m1$Build-9590</meta:generator>
    <dc:date>2018-05-28T00:19:05.87</dc:date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